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 style:list-style-name="L2"/>
    <style:style style:name="P17" style:family="paragraph" style:parent-style-name="Table_20_Contents" style:list-style-name="L3"/>
    <style:style style:name="P18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19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20" style:family="paragraph" style:parent-style-name="Table_20_Contents" style:list-style-name="L4"/>
    <style:style style:name="P21" style:family="paragraph" style:parent-style-name="Table_20_Contents" style:list-style-name="L5"/>
    <style:style style:name="P22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P23" style:family="paragraph" style:parent-style-name="Standard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43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44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45" style:family="paragraph" style:parent-style-name="Standard" style:list-style-name="L28">
      <style:text-properties fo:font-size="14pt" style:font-name-asian="Arial" style:font-size-asian="14pt" style:font-size-complex="14pt"/>
    </style:style>
    <style:style style:name="P46" style:family="paragraph" style:parent-style-name="Standard" style:list-style-name="L29">
      <style:text-properties fo:font-size="14pt" style:font-name-asian="Arial" style:font-size-asian="14pt" style:font-size-complex="14pt"/>
    </style:style>
    <style:style style:name="P47" style:family="paragraph" style:parent-style-name="Standard" style:list-style-name="L30">
      <style:text-properties fo:font-size="14pt" style:font-name-asian="Arial" style:font-size-asian="14pt" style:font-size-complex="14pt"/>
    </style:style>
    <style:style style:name="P48" style:family="paragraph" style:parent-style-name="Standard" style:list-style-name="L31">
      <style:text-properties fo:font-size="14pt" style:font-name-asian="Arial" style:font-size-asian="14pt" style:font-size-complex="14pt"/>
    </style:style>
    <style:style style:name="P49" style:family="paragraph" style:parent-style-name="Standard" style:list-style-name="L32">
      <style:text-properties fo:font-size="14pt" style:font-name-asian="Arial" style:font-size-asian="14pt" style:font-size-complex="14pt"/>
    </style:style>
    <style:style style:name="P50" style:family="paragraph" style:parent-style-name="Standard" style:list-style-name="L33">
      <style:text-properties fo:font-size="14pt" style:font-name-asian="Arial" style:font-size-asian="14pt" style:font-size-complex="14pt"/>
    </style:style>
    <style:style style:name="P51" style:family="paragraph" style:parent-style-name="Standard" style:list-style-name="L34">
      <style:text-properties fo:font-size="14pt" style:font-name-asian="Arial" style:font-size-asian="14pt" style:font-size-complex="14pt"/>
    </style:style>
    <style:style style:name="P52" style:family="paragraph" style:parent-style-name="Standard" style:list-style-name="L36">
      <style:text-properties fo:font-size="14pt" style:font-name-asian="Arial" style:font-size-asian="14pt" style:font-size-complex="14pt"/>
    </style:style>
    <style:style style:name="P53" style:family="paragraph" style:parent-style-name="Standard" style:list-style-name="L37">
      <style:text-properties fo:font-size="14pt" style:font-name-asian="Arial" style:font-size-asian="14pt" style:font-size-complex="14pt"/>
    </style:style>
    <style:style style:name="P54" style:family="paragraph" style:parent-style-name="Standard" style:list-style-name="L39">
      <style:text-properties fo:font-size="14pt" style:font-name-asian="Arial" style:font-size-asian="14pt" style:font-size-complex="14pt"/>
    </style:style>
    <style:style style:name="P55" style:family="paragraph" style:parent-style-name="Standard" style:list-style-name="L40">
      <style:text-properties fo:font-size="14pt" style:font-name-asian="Arial" style:font-size-asian="14pt" style:font-size-complex="14pt"/>
    </style:style>
    <style:style style:name="P56" style:family="paragraph" style:parent-style-name="Standard" style:list-style-name="L41">
      <style:text-properties fo:font-size="14pt" style:font-name-asian="Arial" style:font-size-asian="14pt" style:font-size-complex="14pt"/>
    </style:style>
    <style:style style:name="P57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58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59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60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62" style:family="paragraph" style:parent-style-name="Standard" style:list-style-name="L8"/>
    <style:style style:name="P63" style:family="paragraph" style:parent-style-name="Standard" style:list-style-name="L27"/>
    <style:style style:name="P64" style:family="paragraph" style:parent-style-name="Standard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/>
    <style:style style:name="P66" style:family="paragraph" style:parent-style-name="Text_20_body" style:list-style-name="L38">
      <style:text-properties style:font-name="Arial" fo:font-size="14pt" style:font-name-asian="Arial" style:font-size-asian="14pt" style:font-size-complex="14pt"/>
    </style:style>
    <style:style style:name="P6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1012668212925548341" text:style-name="L1">
        <text:list-item>
          <text:p text:style-name="P24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1035132370386471948" text:style-name="L2">
              <text:list-item>
                <text:p text:style-name="P16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16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5824206997143961626" text:style-name="L3">
              <text:list-item>
                <text:p text:style-name="P17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18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2576774" text:continue-list="list1012668212925548341" text:style-name="L1">
        <text:list-item>
          <text:p text:style-name="P24">SEARCH</text:p>
          <text:list>
            <text:list-item>
              <text:p text:style-name="P24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24">READ</text:p>
          <text:list>
            <text:list-item>
              <text:p text:style-name="P24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24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24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24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24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24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24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60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7137829898366681885" text:style-name="L4">
              <text:list-item>
                <text:p text:style-name="P20">个人的研究</text:p>
              </text:list-item>
              <text:list-item>
                <text:p text:style-name="P20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8217257231588519336" text:style-name="L5">
              <text:list-item>
                <text:p text:style-name="P19">to : contemporary audience</text:p>
              </text:list-item>
              <text:list-item>
                <text:p text:style-name="P21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19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2574934" text:continue-list="list32576774" text:style-name="L1">
        <text:list-item>
          <text:list>
            <text:list-item>
              <text:list>
                <text:list-item>
                  <text:p text:style-name="P24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4397401458752868452" text:style-name="L6">
        <text:list-item>
          <text:p text:style-name="P25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5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3919062353555056899" text:style-name="L7">
        <text:list-item>
          <text:p text:style-name="P26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6">“奥古斯丁不是惟一这样解经的” ==&gt; DROP</text:p>
            </text:list-item>
          </text:list>
        </text:list-item>
        <text:list-item>
          <text:p text:style-name="P22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22">==&gt; DROP</text:p>
            </text:list-item>
          </text:list>
        </text:list-item>
        <text:list-item>
          <text:p text:style-name="P22">SEARCH</text:p>
          <text:list>
            <text:list-item>
              <text:p text:style-name="P22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22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22">READ</text:p>
          <text:list>
            <text:list-item>
              <text:p text:style-name="P22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22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5646915835999822885" text:style-name="L8">
        <text:list-item>
          <text:p text:style-name="P62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7527669255028048519" text:style-name="L9">
        <text:list-item>
          <text:p text:style-name="P27">SEARCH</text:p>
          <text:list>
            <text:list-item>
              <text:p text:style-name="P27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7">READ</text:p>
          <text:list>
            <text:list-item>
              <text:p text:style-name="P27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27"/>
        </text:list-item>
      </text:list>
      <text:p text:style-name="P7"/>
      <text:p text:style-name="P7">[next]</text:p>
      <text:list xml:id="list6875777399340072282" text:style-name="L10">
        <text:list-item>
          <text:p text:style-name="P28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1795066228331126498" text:style-name="L11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9">~~ “교의학은, 즉”</text:p>
            </text:list-item>
            <text:list-item>
              <text:p text:style-name="P29">==&gt; ENOUGH</text:p>
            </text:list-item>
          </text:list>
        </text:list-item>
        <text:list-item>
          <text:p text:style-name="P29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9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9">READ</text:p>
          <text:list>
            <text:list-item>
              <text:p text:style-name="P29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9">==&gt; DROP ::]20191201_124739</text:p>
                </text:list-item>
              </text:list>
            </text:list-item>
          </text:list>
        </text:list-item>
        <text:list-item>
          <text:p text:style-name="P57">SEARCH</text:p>
          <text:list>
            <text:list-item>
              <text:p text:style-name="P29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57">READ</text:p>
          <text:list>
            <text:list-item>
              <text:p text:style-name="P29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9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9">重要的术语</text:p>
                      <text:list>
                        <text:list-item>
                          <text:p text:style-name="P29">圣经释经学是什么意思</text:p>
                        </text:list-item>
                        <text:list-item>
                          <text:p text:style-name="P29">(三个)释经过程</text:p>
                        </text:list-item>
                      </text:list>
                    </text:list-item>
                    <text:list-item>
                      <text:p text:style-name="P29">科学导向释经法</text:p>
                    </text:list-item>
                    <text:list-item>
                      <text:p text:style-name="P29">尊崇导向释经法 zun1chong2</text:p>
                    </text:list-item>
                  </text:list>
                </text:list-item>
                <text:list-item>
                  <text:p text:style-name="P29">圣经释经学 </text:p>
                  <text:list>
                    <text:list-item>
                      <text:p text:style-name="P29">诠释学 quan2shi4</text:p>
                    </text:list-item>
                    <text:list-item>
                      <text:p text:style-name="P29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4553148576333098523" text:style-name="L12">
        <text:list-item>
          <text:p text:style-name="P30">http://oldfaith.net/01exposit/02nt/2-01마태복음.htm#5장: 완전한 의의 삶 “심령이 가난한 자는 천국이”</text:p>
        </text:list-item>
        <text:list-item>
          <text:p text:style-name="P3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4"><text:span text:style-name="T8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8874201435010177137" text:style-name="L13">
        <text:list-item>
          <text:p text:style-name="P31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31">학(學)</text:p>
              <text:list>
                <text:list-item>
                  <text:p text:style-name="P31">words</text:p>
                  <text:list>
                    <text:list-item>
                      <text:p text:style-name="P31">체계적 연구 <text:span text:style-name="T1">体系的研究</text:span></text:p>
                    </text:list-item>
                    <text:list-item>
                      <text:p text:style-name="P31">사실들<text:span text:style-name="T1"> 事実</text:span></text:p>
                    </text:list-item>
                    <text:list-item>
                      <text:p text:style-name="P31">원리들 <text:span text:style-name="T1">原理</text:span></text:p>
                    </text:list-item>
                    <text:list-item>
                      <text:p text:style-name="P58">지식 知識</text:p>
                    </text:list-item>
                  </text:list>
                </text:list-item>
              </text:list>
            </text:list-item>
            <text:list-item>
              <text:p text:style-name="P58">신학 神学</text:p>
              <text:list>
                <text:list-item>
                  <text:p text:style-name="P58">에 관한 関して</text:p>
                  <text:list>
                    <text:list-item>
                      <text:p text:style-name="P58">하나님</text:p>
                    </text:list-item>
                    <text:list-item>
                      <text:p text:style-name="P58">그의 진리들</text:p>
                    </text:list-item>
                  </text:list>
                </text:list-item>
                <text:list-item>
                  <text:p text:style-name="P58">체계적 지식 → ‘조직신학’(systematic theology)</text:p>
                </text:list-item>
                <text:list-item>
                  <text:p text:style-name="P31">엄격한 의미 → 조직신학</text:p>
                </text:list-item>
              </text:list>
            </text:list-item>
            <text:list-item>
              <text:p text:style-name="P31">성경 <text:span text:style-name="T1">聖書</text:span></text:p>
              <text:list>
                <text:list-item>
                  <text:p text:style-name="P31">하나님의</text:p>
                </text:list-item>
                <text:list-item>
                  <text:p text:style-name="P31">특별계시들</text:p>
                </text:list-item>
                <text:list-item>
                  <text:p text:style-name="P31">기록</text:p>
                </text:list-item>
              </text:list>
            </text:list-item>
            <text:list-item>
              <text:p text:style-name="P31">신학</text:p>
              <text:list>
                <text:list-item>
                  <text:p text:style-name="P31">성경에 계시된</text:p>
                </text:list-item>
                <text:list-item>
                  <text:p text:style-name="P31">하나님의</text:p>
                </text:list-item>
                <text:list-item>
                  <text:p text:style-name="P31">진리들에 관한</text:p>
                </text:list-item>
                <text:list-item>
                  <text:p text:style-name="P31">체계적인</text:p>
                </text:list-item>
                <text:list-item>
                  <text:p text:style-name="P31">지식</text:p>
                </text:list-item>
              </text:list>
            </text:list-item>
            <text:list-item>
              <text:p text:style-name="P31">자유주의 신학 <text:span text:style-name="T1">自由主義神学</text:span></text:p>
              <text:list>
                <text:list-item>
                  <text:p text:style-name="P31">신에 대한 <text:span text:style-name="T1">神への</text:span></text:p>
                </text:list-item>
                <text:list-item>
                  <text:p text:style-name="P31">인간의</text:p>
                </text:list-item>
                <text:list-item>
                  <text:p text:style-name="P31">주관적 신앙 <text:span text:style-name="T1">主観的信仰</text:span></text:p>
                </text:list-item>
                <text:list-item>
                  <text:p text:style-name="P58">종교경험 宗教経験</text:p>
                </text:list-item>
                <text:list-item>
                  <text:p text:style-name="P58">~의 학</text:p>
                </text:list-item>
              </text:list>
            </text:list-item>
            <text:list-item>
              <text:p text:style-name="P58">~~ “입장이다” <text:s/></text:p>
            </text:list-item>
          </text:list>
        </text:list-item>
        <text:list-item>
          <text:p text:style-name="P31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58"/>
        </text:list-item>
      </text:list>
      <text:p text:style-name="P7"/>
      <text:p text:style-name="P7">[next]</text:p>
      <text:list xml:id="list8333493029208440079" text:style-name="L14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1752703510597406903" text:style-name="L15">
        <text:list-item>
          <text:p text:style-name="P33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33">“교의” <text:span text:style-name="T1">教義</text:span></text:p>
              <text:list>
                <text:list-item>
                  <text:p text:style-name="P33">하나님의</text:p>
                  <text:list>
                    <text:list-item>
                      <text:p text:style-name="P33">진리에 관한 <text:span text:style-name="T1">真理</text:span></text:p>
                    </text:list-item>
                  </text:list>
                </text:list-item>
                <text:list-item>
                  <text:p text:style-name="P33">교회의</text:p>
                  <text:list>
                    <text:list-item>
                      <text:p text:style-name="P33">공식적인</text:p>
                    </text:list-item>
                    <text:list-item>
                      <text:p text:style-name="P33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33">“교리” <text:span text:style-name="T1">教理</text:span></text:p>
              <text:list>
                <text:list-item>
                  <text:p text:style-name="P33">말로 표현된 <text:span text:style-name="T1">表現</text:span></text:p>
                </text:list-item>
                <text:list-item>
                  <text:p text:style-name="P33">진리</text:p>
                </text:list-item>
                <text:list-item>
                  <text:p text:style-name="P33">(진리와 거의 동일시되나)</text:p>
                </text:list-item>
              </text:list>
            </text:list-item>
            <text:list-item>
              <text:p text:style-name="P33">“교의학”</text:p>
              <text:list>
                <text:list-item>
                  <text:p text:style-name="P33">A</text:p>
                  <text:list>
                    <text:list-item>
                      <text:p text:style-name="P33">내용적으로</text:p>
                    </text:list-item>
                    <text:list-item>
                      <text:p text:style-name="P33">조직신학 <text:span text:style-name="T1">組織神学</text:span></text:p>
                    </text:list-item>
                  </text:list>
                </text:list-item>
                <text:list-item>
                  <text:p text:style-name="P33">B (헤르만 바빙크)</text:p>
                  <text:list>
                    <text:list-item>
                      <text:p text:style-name="P33">하나님의 지식에 대한</text:p>
                    </text:list-item>
                    <text:list-item>
                      <text:p text:style-name="P33">학문적 <text:span text:style-name="T1">学問的</text:span></text:p>
                    </text:list-item>
                    <text:list-item>
                      <text:p text:style-name="P33">체계 <text:span text:style-name="T1">体系</text:span></text:p>
                    </text:list-item>
                  </text:list>
                </text:list-item>
                <text:list-item>
                  <text:p text:style-name="P33">C (박형룡)</text:p>
                  <text:list>
                    <text:list-item>
                      <text:p text:style-name="P33">a</text:p>
                      <text:list>
                        <text:list-item>
                          <text:p text:style-name="P33">성경이</text:p>
                        </text:list-item>
                        <text:list-item>
                          <text:p text:style-name="P33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33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59">b</text:p>
                      <text:list>
                        <text:list-item>
                          <text:p text:style-name="P59">성경 진리의</text:p>
                        </text:list-item>
                        <text:list-item>
                          <text:p text:style-name="P59">조직적</text:p>
                        </text:list-item>
                        <text:list-item>
                          <text:p text:style-name="P59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성경신학(Biblical Theology)</text:p>
              <text:list>
                <text:list-item>
                  <text:list>
                    <text:list-item>
                      <text:p text:style-name="P33">하나님의 진리들을</text:p>
                    </text:list-item>
                    <text:list-item>
                      <text:p text:style-name="P33">역사적으로</text:p>
                    </text:list-item>
                    <text:list-item>
                      <text:p text:style-name="P33">연대순으로</text:p>
                    </text:list-item>
                  </text:list>
                </text:list-item>
                <text:list-item>
                  <text:p text:style-name="P33"><text:span text:style-name="T1">⇔ </text:span>조직신학</text:p>
                  <text:list>
                    <text:list-item>
                      <text:p text:style-name="P33">주제별로</text:p>
                    </text:list-item>
                    <text:list-item>
                      <text:p text:style-name="P33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856809281024103251" text:style-name="L16">
        <text:list-item>
          <text:p text:style-name="P34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11"/>
      <text:p text:style-name="P7"/>
      <text:p text:style-name="P7"/>
      <text:p text:style-name="P14"><text:span text:style-name="T8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441986884048758002" text:style-name="L17">
        <text:list-item>
          <text:p text:style-name="P35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35">“신학”</text:p>
              <text:list>
                <text:list-item>
                  <text:p text:style-name="P35">성경에</text:p>
                </text:list-item>
                <text:list-item>
                  <text:p text:style-name="P35">계시된</text:p>
                </text:list-item>
                <text:list-item>
                  <text:p text:style-name="P35">하나님의</text:p>
                </text:list-item>
                <text:list-item>
                  <text:p text:style-name="P35">진리들에 대한</text:p>
                </text:list-item>
                <text:list-item>
                  <text:p text:style-name="P35">체계적</text:p>
                </text:list-item>
                <text:list-item>
                  <text:p text:style-name="P35">지식</text:p>
                </text:list-item>
              </text:list>
            </text:list-item>
            <text:list-item>
              <text:p text:style-name="P35">신학의 성격</text:p>
              <text:list>
                <text:list-item>
                  <text:p text:style-name="P35">성경적</text:p>
                </text:list-item>
                <text:list-item>
                  <text:p text:style-name="P35">교회적</text:p>
                </text:list-item>
                <text:list-item>
                  <text:p text:style-name="P35">권위적</text:p>
                </text:list-item>
              </text:list>
            </text:list-item>
            <text:list-item>
              <text:p text:style-name="P35">A</text:p>
              <text:list>
                <text:list-item>
                  <text:p text:style-name="P35">성경의</text:p>
                  <text:list>
                    <text:list-item>
                      <text:p text:style-name="P35">신적 권위성</text:p>
                    </text:list-item>
                  </text:list>
                </text:list-item>
                <text:list-item>
                  <text:p text:style-name="P35">성경의</text:p>
                  <text:list>
                    <text:list-item>
                      <text:p text:style-name="P35">모든 진리들의</text:p>
                    </text:list-item>
                    <text:list-item>
                      <text:p text:style-name="P35">신적 권위성</text:p>
                    </text:list-item>
                  </text:list>
                </text:list-item>
                <text:list-item>
                  <text:p text:style-name="P35">신학</text:p>
                  <text:list>
                    <text:list-item>
                      <text:p text:style-name="P35">성경의 진리들을</text:p>
                    </text:list-item>
                    <text:list-item>
                      <text:p text:style-name="P35">체계적으로</text:p>
                    </text:list-item>
                    <text:list-item>
                      <text:p text:style-name="P35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800396238907031346" text:style-name="L18">
        <text:list-item>
          <text:p text:style-name="P36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11"/>
      <text:p text:style-name="P14"><text:span text:style-name="T8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1652574380390777700" text:style-name="L19">
        <text:list-item>
          <text:p text:style-name="P37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37">넷째로</text:p>
              <text:list>
                <text:list-item>
                  <text:p text:style-name="P37">성경</text:p>
                  <text:list>
                    <text:list-item>
                      <text:p text:style-name="P37">내용 → 변할수 없</text:p>
                    </text:list-item>
                  </text:list>
                </text:list-item>
                <text:list-item>
                  <text:p text:style-name="P37">신학</text:p>
                  <text:list>
                    <text:list-item>
                      <text:p text:style-name="P37">기본 내용 → 변할수 없</text:p>
                    </text:list-item>
                  </text:list>
                </text:list-item>
                <text:list-item>
                  <text:p text:style-name="P37">신학</text:p>
                  <text:list>
                    <text:list-item>
                      <text:p text:style-name="P37">성경 진리들의</text:p>
                    </text:list-item>
                    <text:list-item>
                      <text:p text:style-name="P37">체계적</text:p>
                    </text:list-item>
                    <text:list-item>
                      <text:p text:style-name="P37">지식</text:p>
                    </text:list-item>
                  </text:list>
                </text:list-item>
              </text:list>
            </text:list-item>
            <text:list-item>
              <text:p text:style-name="P37">신학의 필요성</text:p>
              <text:list>
                <text:list-item>
                  <text:p text:style-name="P37">첫째로 : 기본적 욕구 </text:p>
                </text:list-item>
                <text:list-item>
                  <text:p text:style-name="P37">둘째로 : 효과적 전달</text:p>
                </text:list-item>
              </text:list>
            </text:list-item>
          </text:list>
        </text:list-item>
        <text:list-item>
          <text:p text:style-name="P37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37">释经过程</text:p>
              <text:list>
                <text:list-item>
                  <text:p text:style-name="P37">预备</text:p>
                </text:list-item>
                <text:list-item>
                  <text:p text:style-name="P37">查考</text:p>
                </text:list-item>
                <text:list-item>
                  <text:p text:style-name="P37">应用</text:p>
                </text:list-item>
              </text:list>
            </text:list-item>
            <text:list-item>
              <text:p text:style-name="P37">科学导向释经法</text:p>
              <text:list>
                <text:list-item>
                  <text:p text:style-name="P37">首先 : 方法的合理性</text:p>
                </text:list-item>
                <text:list-item>
                  <text:p text:style-name="P37">第二 : 历史上的例子</text:p>
                </text:list-item>
                <text:list-item>
                  <text:p text:style-name="P37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7269444326366089466" text:style-name="L20">
        <text:list-item>
          <text:p text:style-name="P38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8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8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8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7">/ 20191204_090408</text:span>]</text:p>
      <text:p text:style-name="P7"/>
      <text:p text:style-name="P7"/>
      <text:p text:style-name="P11"/>
      <text:p text:style-name="P14"><text:span text:style-name="T8">8</text:span>---------------------------------------------------------------------------</text:p>
      <text:p text:style-name="P13">res free# JVEMV6 37#13_ 9 / 37. miscs / 13. religions / 20191205_095241</text:p>
      <text:p text:style-name="P7"/>
      <text:p text:style-name="P7">[do]</text:p>
      <text:list xml:id="list6957398676763119631" text:style-name="L21">
        <text:list-item>
          <text:p text:style-name="P39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  <text:list>
            <text:list-item>
              <text:p text:style-name="P39">신학은 필요하다</text:p>
              <text:list>
                <text:list-item>
                  <text:p text:style-name="P39">셋째로 : 사상적 일체성</text:p>
                </text:list-item>
                <text:list-item>
                  <text:p text:style-name="P39">넷째로 : 진리를 수호하기 위해</text:p>
                </text:list-item>
              </text:list>
            </text:list-item>
            <text:list-item>
              <text:p text:style-name="P39">==&gt; DROP (ENOUGH) ::]20191205_102234</text:p>
            </text:list-item>
          </text:list>
        </text:list-item>
        <text:list-item>
          <text:p text:style-name="P39"><text:a xlink:type="simple" xlink:href="https://ko.wikipedia.org/wiki/애니미즘" text:style-name="Internet_20_link" text:visited-style-name="Visited_20_Internet_20_Link">https://ko.wikipedia.org/wiki/애니미즘</text:a> ::[20191205_102308 ::]20191205_103238</text:p>
        </text:list-item>
        <text:list-item>
          <text:p text:style-name="P39"><text:a xlink:type="simple" xlink:href="https://thewiki.kr/w/애니미즘" text:style-name="Internet_20_link" text:visited-style-name="Visited_20_Internet_20_Link">https://thewiki.kr/w/애니미즘</text:a> </text:p>
          <text:list>
            <text:list-item>
              <text:p text:style-name="P39"/>
            </text:list-item>
          </text:list>
        </text:list-item>
      </text:list>
      <text:p text:style-name="P7"/>
      <text:p text:style-name="P7">[next]</text:p>
      <text:list xml:id="list2949395462734360286" text:style-name="L22">
        <text:list-item>
          <text:p text:style-name="P40"><text:a xlink:type="simple" xlink:href="https://thewiki.kr/w/애니미즘" text:style-name="Internet_20_link" text:visited-style-name="Visited_20_Internet_20_Link">https://thewiki.kr/w/애니미즘</text:a> “이들의 사회는”</text:p>
        </text:list-item>
      </text:list>
      <text:p text:style-name="P7"/>
      <text:p text:style-name="P7"/>
      <text:p text:style-name="P7">[<text:span text:style-name="T7">/ 20191205_103543</text:span>]</text:p>
      <text:p text:style-name="P7"/>
      <text:p text:style-name="P11"/>
      <text:p text:style-name="P7"/>
      <text:p text:style-name="P14"><text:span text:style-name="T8">9</text:span>---------------------------------------------------------------------------</text:p>
      <text:p text:style-name="P13">res free# JVEMV6 37#13_10 / 37. miscs / 13. religions / 20191207_095050</text:p>
      <text:p text:style-name="P7"/>
      <text:p text:style-name="P7">[do]</text:p>
      <text:list xml:id="list1494319436949633615" text:style-name="L23">
        <text:list-item>
          <text:p text:style-name="P41"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41">신학의 방법</text:p>
              <text:list>
                <text:list-item>
                  <text:p text:style-name="P41">첫째 : 존재의 원리</text:p>
                </text:list-item>
              </text:list>
            </text:list-item>
          </text:list>
        </text:list-item>
        <text:list-item>
          <text:p text:style-name="P41"/>
        </text:list-item>
      </text:list>
      <text:p text:style-name="P7"/>
      <text:p text:style-name="P7">[next]</text:p>
      <text:list xml:id="list7356836077062102843" text:style-name="L24">
        <text:list-item>
          <text:p text:style-name="P42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</text:list-item>
      </text:list>
      <text:p text:style-name="P7"><text:soft-page-break/></text:p>
      <text:p text:style-name="P7"/>
      <text:p text:style-name="P7"/>
      <text:p text:style-name="P7">[<text:span text:style-name="T7">/ 20191207_095744</text:span>]</text:p>
      <text:p text:style-name="P7"/>
      <text:p text:style-name="P7"/>
      <text:p text:style-name="P11"/>
      <text:p text:style-name="P14"><text:span text:style-name="T8">10</text:span>---------------------------------------------------------------------------</text:p>
      <text:p text:style-name="P13">res free# JVEMV6 37#13_11 / 37. miscs / 13. religions / 20191207_151545</text:p>
      <text:p text:style-name="P7"/>
      <text:p text:style-name="P7">[do]</text:p>
      <text:list xml:id="list7607384568355009764" text:style-name="L25">
        <text:list-item>
          <text:p text:style-name="P43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/>
      <text:p text:style-name="P7">[next]</text:p>
      <text:list xml:id="list3324001282510859462" text:style-name="L26">
        <text:list-item>
          <text:p text:style-name="P44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</text:list-item>
      </text:list>
      <text:p text:style-name="P7"/>
      <text:p text:style-name="P7"/>
      <text:p text:style-name="P7">[<text:span text:style-name="T7">/ 20191207_154756</text:span>]</text:p>
      <text:p text:style-name="P7"/>
      <text:p text:style-name="P7"/>
      <text:p text:style-name="P7"/>
      <text:p text:style-name="P11"/>
      <text:p text:style-name="P14"><text:span text:style-name="T8">11</text:span>---------------------------------------------------------------------------</text:p>
      <text:p text:style-name="P13">res free# JVEMV6 37#13_ 12 / 37. miscs / 13. religions / 20191207_161107</text:p>
      <text:p text:style-name="P7"/>
      <text:p text:style-name="P7">[do]</text:p>
      <text:list xml:id="list4351304533704229235" text:style-name="L27">
        <text:list-item>
          <text:p text:style-name="P63"><text:a xlink:type="simple" xlink:href="http://www.fbiblos.org/Ewangeliarz/WedługEwangelii/EwangeliawedługśwMateusza/tabid/80/idkom/391/Default.aspx" text:style-name="Internet_20_link" text:visited-style-name="Visited_20_Internet_20_Link"><text:span text:style-name="T3">http://www.fbiblos.org/Ewangeliarz/WedługEwangelii/EwangeliawedługśwMateusza/tabid/80/idkom/391/Default.aspx</text:span></text:a><text:span text:style-name="T3"> “Mt 5,27-32”</text:span></text:p>
        </text:list-item>
      </text:list>
      <text:list xml:id="list32558335" text:continue-list="list1795066228331126498" text:style-name="L11">
        <text:list-item>
          <text:list>
            <text:list-item>
              <text:p text:style-name="P29"/>
            </text:list-item>
          </text:list>
        </text:list-item>
      </text:list>
      <text:p text:style-name="P7"/>
      <text:p text:style-name="P7">[next]</text:p>
      <text:list xml:id="list462803309560819352" text:style-name="L28">
        <text:list-item>
          <text:p text:style-name="P45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 “Z czasem gehenna”</text:p>
        </text:list-item>
      </text:list>
      <text:p text:style-name="P7"/>
      <text:p text:style-name="P7"/>
      <text:p text:style-name="P7">[<text:span text:style-name="T7">/ 20191207_163051</text:span>]</text:p>
      <text:p text:style-name="P7"/>
      <text:p text:style-name="P11"/>
      <text:p text:style-name="P7"/>
      <text:p text:style-name="P14"><text:span text:style-name="T8">12</text:span>---------------------------------------------------------------------------</text:p>
      <text:p text:style-name="P13"><text:soft-page-break/>res free# JVEMV6 37#13_ 13 / 37. miscs / 13. religions / 20191208_093330</text:p>
      <text:p text:style-name="P7"/>
      <text:p text:style-name="P7">[do]</text:p>
      <text:list xml:id="list1026432624959906899" text:style-name="L29">
        <text:list-item>
          <text:p text:style-name="P46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  <text:list>
            <text:list-item>
              <text:p text:style-name="P46">신학의 방법</text:p>
              <text:list>
                <text:list-item>
                  <text:p text:style-name="P46">둘째 : 지식의 외적 원리</text:p>
                </text:list-item>
                <text:list-item>
                  <text:p text:style-name="P46">셋째 : 지식의 내적 원리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8340460259520175123" text:style-name="L30">
        <text:list-item>
          <text:p text:style-name="P47"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</text:list-item>
      </text:list>
      <text:p text:style-name="P7"/>
      <text:p text:style-name="P7"/>
      <text:p text:style-name="P7"/>
      <text:p text:style-name="P7">[<text:span text:style-name="T7">/ 20191208_100402</text:span>]</text:p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14 / 37. miscs / 13. religions / 20191208_162738</text:p>
      <text:p text:style-name="P7"/>
      <text:p text:style-name="P7">[do]</text:p>
      <text:list xml:id="list5059426558862599578" text:style-name="L31">
        <text:list-item>
          <text:p text:style-name="P48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  <text:list>
            <text:list-item>
              <text:p text:style-name="P48"/>
            </text:list-item>
          </text:list>
        </text:list-item>
      </text:list>
      <text:p text:style-name="P7"/>
      <text:p text:style-name="P7">[next]</text:p>
      <text:list xml:id="list8321382692758680141" text:style-name="L32">
        <text:list-item>
          <text:p text:style-name="P49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 15 / 37. miscs / 13. religions / 20191209_121306</text:p>
      <text:p text:style-name="P7"/>
      <text:p text:style-name="P7">[do]</text:p>
      <text:list xml:id="list8563559521248754988" text:style-name="L33">
        <text:list-item>
          <text:p text:style-name="P50"><text:soft-page-break/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  <text:list>
            <text:list-item>
              <text:p text:style-name="P50">~~ “식을 갖기 어렵다” ==&gt; DROP ::]20191209_122334</text:p>
            </text:list-item>
          </text:list>
        </text:list-item>
      </text:list>
      <text:p text:style-name="P7"/>
      <text:p text:style-name="P7">[next]</text:p>
      <text:list xml:id="list1460191844345679753" text:style-name="L34">
        <text:list-item>
          <text:p text:style-name="P51">==&gt; HALT (ENOUGH)</text:p>
        </text:list-item>
      </text:list>
      <text:p text:style-name="P7"/>
      <text:p text:style-name="P7"/>
      <text:p text:style-name="P7"/>
      <text:p text:style-name="P7">[<text:span text:style-name="T7">/ 20191209_122457</text:span>]</text:p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16 / 37. miscs / 13. religions / XXXX</text:p>
      <text:p text:style-name="P7"/>
      <text:p text:style-name="P7">[do]</text:p>
      <text:list xml:id="list2047130908045290200" text:style-name="L35">
        <text:list-item>
          <text:p text:style-name="P64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  <text:list>
            <text:list-item>
              <text:p text:style-name="P64">==&gt; DROP</text:p>
            </text:list-item>
          </text:list>
        </text:list-item>
      </text:list>
      <text:p text:style-name="P7"/>
      <text:p text:style-name="P7">[next]</text:p>
      <text:list xml:id="list5584619538117063724" text:style-name="L36">
        <text:list-item>
          <text:p text:style-name="P52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17 / 37. miscs / 13. religions / 20191210_120410</text:p>
      <text:p text:style-name="P7"/>
      <text:p text:style-name="P7">[do]</text:p>
      <text:list xml:id="list5850475941227147637" text:style-name="L40">
        <text:list-item>
          <text:p text:style-name="P55">READ : <text:a xlink:type="simple" xlink:href="https://ko.wikipedia.org/wiki/애니미즘" text:style-name="Internet_20_link" text:visited-style-name="Visited_20_Internet_20_Link">https://ko.wikipedia.org/wiki/애니미즘</text:a></text:p>
        </text:list-item>
        <text:list-item>
          <text:p text:style-name="P55"><text:span text:style-name="T1">READ </text:span><text:a xlink:type="simple" xlink:href="https://zh.wikipedia.org/wiki/泛靈論" text:style-name="Internet_20_link" text:visited-style-name="Visited_20_Internet_20_Link">https://zh.wikipedia.org/wiki/泛靈論</text:a><text:span text:style-name="T1"> #::]20191210_121730</text:span></text:p>
        </text:list-item>
        <text:list-item>
          <text:p text:style-name="P55"><text:span text:style-name="T1">READ </text:span><text:a xlink:type="simple" xlink:href="https://pl.wikipedia.org/wiki/Animizm" text:style-name="Internet_20_link" text:visited-style-name="Visited_20_Internet_20_Link">https://pl.wikipedia.org/wiki/Animizm</text:a><text:span text:style-name="T1"> </text:span></text:p>
          <text:list>
            <text:list-item>
              <text:p text:style-name="P55"><text:span text:style-name="T1">next “Perspektywa animistyczna jest” ::]20191210_123123</text:span></text:p>
            </text:list-item>
          </text:list>
        </text:list-item>
        <text:list-item>
          <text:p text:style-name="P55"/>
        </text:list-item>
      </text:list>
      <text:p text:style-name="P7"/>
      <text:p text:style-name="P7">[next]</text:p>
      <text:list xml:id="list2419854663923534550" text:style-name="L39">
        <text:list-item>
          <text:p text:style-name="P54">ANY</text:p>
        </text:list-item>
      </text:list>
      <text:p text:style-name="P7"><text:soft-page-break/></text:p>
      <text:p text:style-name="P7"/>
      <text:p text:style-name="P7"/>
      <text:p text:style-name="P7">[<text:span text:style-name="T7">/ 20191210_123535</text:span>]</text:p>
      <text:p text:style-name="P7"/>
      <text:p text:style-name="P7"/>
      <text:p text:style-name="P11">@@@</text:p>
      <text:p text:style-name="P14"><text:span text:style-name="T8">17</text:span>---------------------------------------------------------------------------</text:p>
      <text:p text:style-name="P13">res free# JVEMV6 37#13_ 18 / 37. miscs / 13. religions / XXXX</text:p>
      <text:p text:style-name="P7"/>
      <text:p text:style-name="P7">[do]</text:p>
      <text:list xml:id="list32579188" text:continue-list="list32558335" text:style-name="L11">
        <text:list-item>
          <text:p text:style-name="P29"/>
        </text:list-item>
      </text:list>
      <text:p text:style-name="P7"/>
      <text:p text:style-name="P7">[next]</text:p>
      <text:list xml:id="list5163181013203960786" text:style-name="L41">
        <text:list-item>
          <text:p text:style-name="P56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9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32578412" text:continue-list="list32579188" text:style-name="L11">
        <text:list-item>
          <text:p text:style-name="P29"/>
        </text:list-item>
      </text:list>
      <text:p text:style-name="P7"/>
      <text:p text:style-name="P7">[next]</text:p>
      <text:list xml:id="list4872596915999995357" text:style-name="L37">
        <text:list-item>
          <text:p text:style-name="P53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><text:soft-page-break/></text:p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130_084409</text:p>
      <text:list xml:id="list8622710279145336448" text:style-name="L38">
        <text:list-item>
          <text:p text:style-name="P65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2585613" text:continue-numbering="true" text:style-name="L38">
        <text:list-item>
          <text:list>
            <text:list-item>
              <text:p text:style-name="P66"/>
            </text:list-item>
          </text:list>
        </text:list-item>
        <text:list-item>
          <text:p text:style-name="P66">korean docs</text:p>
          <text:list>
            <text:list-item>
              <text:p text:style-name="P66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2585026" text:continue-numbering="true" text:style-name="L38">
        <text:list-item>
          <text:p text:style-name="P66">polish docs</text:p>
          <text:list>
            <text:list-item>
              <text:p text:style-name="P66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2564314" text:continue-numbering="true" text:style-name="L38">
        <text:list-item>
          <text:p text:style-name="P66"><text:soft-page-break/></text:p>
        </text:list-item>
      </text:list>
      <text:p text:style-name="P12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10T12:36:21.03</dc:date>
    <dc:creator>iwabuchi ken</dc:creator>
    <meta:editing-duration>PT18H1M33S</meta:editing-duration>
    <meta:editing-cycles>36</meta:editing-cycles>
    <meta:generator>OpenOffice/4.1.3$Win32 OpenOffice.org_project/413m1$Build-9783</meta:generator>
    <meta:document-statistic meta:table-count="6" meta:image-count="0" meta:object-count="0" meta:page-count="14" meta:paragraph-count="350" meta:word-count="2214" meta:character-count="10824"/>
  </office:meta>
</office:document-meta>
</file>